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541e0" officeooo:paragraph-rsid="000541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To select all IPv4 HTTP packets to and from port 80, i.e. print only packets that contain data, not, for example, SYN and FIN packets and ACK-only packets. (IPv6 is left as an exercise for the reader.)</text:p>
      <text:p text:style-name="P1"/>
      <text:p text:style-name="P1">tcp port 80 and (((ip[2:2] - ((ip[0]&amp;0xf)&lt;&lt;2)) - ((tcp[12]&amp;0xf0)&gt;&gt;2)) != 0)</text:p>
      <text:p text:style-name="P1"/>
      <text:p text:style-name="P1">http://www.tcpdump.org/manpages/pcap-filter.7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4T19:13:15.439190661</dc:date>
    <meta:document-statistic meta:table-count="0" meta:image-count="0" meta:object-count="0" meta:page-count="1" meta:paragraph-count="3" meta:word-count="49" meta:character-count="327" meta:non-whitespace-character-count="280"/>
    <meta:generator>LibreOffice/4.1.6.2$Linux_X86_64 LibreOffice_project/410m0$Build-2</meta:generator>
  </office:meta>
</office:document-meta>
</file>